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Dashed_20__28_var_29_" svg:stroke-width="0.106cm" svg:stroke-color="#000000" draw:marker-start-width="0.358cm" draw:marker-end-width="0.358cm" draw:fill-color="#f3f3f4" draw:textarea-horizontal-align="justify" draw:textarea-vertical-align="middle" draw:auto-grow-height="false" fo:min-height="1.332cm" fo:min-width="2.39cm" fo:padding-top="0.177cm" fo:padding-bottom="0.177cm" fo:padding-left="0.302cm" fo:padding-right="0.302cm"/>
      <style:paragraph-properties style:writing-mode="lr-tb"/>
    </style:style>
    <style:style style:name="gr2" style:family="graphic" style:parent-style-name="objectwithoutfill">
      <style:graphic-properties svg:stroke-width="0.106cm" draw:marker-start-width="0.358cm" draw:marker-end="Arrow" draw:marker-end-width="0.206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bf9cff" draw:opacity="100%" draw:textarea-horizontal-align="justify" draw:textarea-vertical-align="middle" draw:auto-grow-height="false" fo:min-height="3.504cm" fo:min-width="3.282cm" fo:padding-top="0.165cm" fo:padding-bottom="0.165cm" fo:padding-left="0.29cm" fo:padding-right="0.29cm"/>
    </style:style>
    <style:style style:name="gr4" style:family="graphic" style:parent-style-name="standard">
      <style:graphic-properties draw:stroke="none" draw:fill="none" fo:min-height="1.423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c2e8f7" draw:textarea-horizontal-align="justify" draw:textarea-vertical-align="middle" draw:auto-grow-height="false" fo:min-height="3.504cm" fo:min-width="3.254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draw:stroke="none" draw:fill="none" fo:min-height="0.915cm"/>
      <style:paragraph-properties style:writing-mode="lr-tb"/>
    </style:style>
    <style:style style:name="gr7" style:family="graphic" style:parent-style-name="standard">
      <style:graphic-properties draw:stroke="none" draw:fill="none" fo:min-height="0.476cm"/>
      <style:paragraph-properties style:writing-mode="lr-tb"/>
    </style:style>
    <style:style style:name="gr8" style:family="graphic" style:parent-style-name="standard">
      <style:graphic-properties draw:stroke="none" draw:fill="none" fo:min-height="0.761cm"/>
      <style:paragraph-properties style:writing-mode="lr-tb"/>
    </style:style>
    <style:style style:name="gr9" style:family="graphic" style:parent-style-name="standard">
      <style:graphic-properties draw:stroke="none" draw:fill="none" fo:min-height="1.548cm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2f4c1" draw:textarea-horizontal-align="justify" draw:textarea-vertical-align="middle" draw:auto-grow-height="false" fo:min-height="3.504cm" fo:min-width="3.254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draw:stroke="none" draw:fill="none" fo:min-height="1.424cm"/>
      <style:paragraph-properties style:writing-mode="lr-tb"/>
    </style:style>
    <style:style style:name="gr12" style:family="graphic" style:parent-style-name="standard">
      <style:graphic-properties draw:stroke="none" draw:fill="none" fo:min-height="1.382cm"/>
      <style:paragraph-properties style:writing-mode="lr-tb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ffe2bb" draw:textarea-horizontal-align="justify" draw:textarea-vertical-align="middle" draw:auto-grow-height="false" fo:min-height="3.504cm" fo:min-width="3.254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draw:stroke="none" draw:fill="none" fo:min-height="4.753cm"/>
      <style:paragraph-properties style:writing-mode="lr-tb"/>
    </style:style>
    <style:style style:name="gr15" style:family="graphic" style:parent-style-name="standard">
      <style:graphic-properties draw:stroke="none" draw:fill="none" fo:min-height="0.865cm"/>
      <style:paragraph-properties style:writing-mode="lr-tb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504cm" fo:min-width="3.254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draw:stroke="none" draw:fill="none" fo:min-height="0.434cm"/>
      <style:paragraph-properties style:writing-mode="lr-tb"/>
    </style:style>
    <style:style style:name="gr18" style:family="graphic" style:parent-style-name="standard">
      <style:graphic-properties draw:stroke="none" draw:fill="none" fo:min-height="3.694cm"/>
      <style:paragraph-properties style:writing-mode="lr-tb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font-size="11pt"/>
    </style:style>
    <style:style style:name="P2" style:family="paragraph">
      <loext:graphic-properties draw:fill-color="#f3f3f4"/>
      <style:paragraph-properties fo:text-align="center"/>
      <style:text-properties fo:font-size="11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fo:font-size="11pt"/>
    </style:style>
    <style:style style:name="P4" style:family="paragraph">
      <loext:graphic-properties draw:fill-color="#bf9cff" draw:opacity="100%"/>
      <style:paragraph-properties fo:text-align="center"/>
      <style:text-properties fo:font-size="11pt"/>
    </style:style>
    <style:style style:name="P5" style:family="paragraph">
      <loext:graphic-properties draw:fill-color="#c2e8f7"/>
      <style:paragraph-properties fo:text-align="center"/>
      <style:text-properties fo:font-size="11pt"/>
    </style:style>
    <style:style style:name="P6" style:family="paragraph">
      <style:paragraph-properties fo:text-align="center"/>
      <style:text-properties fo:font-size="11pt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fo:font-size="11pt"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1pt"/>
    </style:style>
    <style:style style:name="P9" style:family="paragraph">
      <loext:graphic-properties draw:fill-color="#f2f4c1"/>
      <style:paragraph-properties fo:text-align="center"/>
      <style:text-properties fo:font-size="11pt"/>
    </style:style>
    <style:style style:name="P10" style:family="paragraph">
      <style:text-properties fo:font-size="11pt"/>
    </style:style>
    <style:style style:name="P11" style:family="paragraph">
      <loext:graphic-properties draw:fill-color="#ffe2bb"/>
      <style:paragraph-properties fo:text-align="center"/>
      <style:text-properties fo:font-size="11pt"/>
    </style:style>
    <style:style style:name="P12" style:family="paragraph">
      <loext:graphic-properties draw:fill="none"/>
    </style:style>
    <style:style style:name="P13" style:family="paragraph">
      <loext:graphic-properties draw:fill-color="#ffffff"/>
      <style:paragraph-properties fo:text-align="center"/>
      <style:text-properties fo:font-size="11pt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</style:style>
    <style:style style:name="T1" style:family="text">
      <style:text-properties style:font-size-asian="12pt" style:font-size-complex="12pt"/>
    </style:style>
    <style:style style:name="T2" style:family="text">
      <style:text-properties fo:font-weight="bold" style:font-size-asian="12pt" style:font-weight-asian="bold" style:font-size-complex="12pt" style:font-weight-complex="bold"/>
    </style:style>
    <style:style style:name="T3" style:family="text">
      <style:text-properties fo:font-weight="normal" style:font-size-asian="12pt" style:font-weight-asian="normal" style:font-size-complex="12pt" style:font-weight-complex="normal"/>
    </style:style>
    <style:style style:name="T4" style:family="text">
      <style:text-properties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tyle="normal" style:font-size-asian="12pt" style:font-style-asian="normal" style:font-size-complex="12pt" style:font-style-complex="normal"/>
    </style:style>
    <style:style style:name="T6" style:family="text">
      <style:text-properties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1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1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1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11pt" fo:font-weight="bold" style:font-size-asian="12pt" style:font-weight-asian="bold" style:font-size-complex="12pt" style:font-weight-complex="bold"/>
    </style:style>
    <style:style style:name="T13" style:family="text">
      <style:text-properties fo:font-size="11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1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3.208cm" svg:height="1.9cm" svg:x="6.222cm" svg:y="0.155cm">
          <text:p text:style-name="P1"><text:span text:style-name="T1">Training script</text:span><text:span text:style-name="T1"><text:line-break/></text:span><text:span text:style-name="T1">or MoE 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73.789846517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7.648cm" svg:y1="3.188cm" svg:x2="7.643cm" svg:y2="2.145cm">
          <text:p/>
        </draw:line>
        <draw:line draw:style-name="gr2" draw:text-style-name="P3" draw:layer="layout" svg:x1="8.006cm" svg:y1="2.177cm" svg:x2="8.001cm" svg:y2="3.22cm">
          <text:p/>
        </draw:line>
        <draw:custom-shape draw:style-name="gr3" draw:text-style-name="P4" draw:layer="layout" svg:width="6.096cm" svg:height="6.096cm" svg:x="4.8cm" svg:y="3.30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4" draw:text-style-name="P3" draw:layer="layout" svg:width="6.096cm" svg:height="1.673cm" svg:x="4.802cm" svg:y="3.343cm">
          <draw:text-box>
            <text:p text:style-name="P1"><text:span text:style-name="T2">Optimizer</text:span><text:span text:style-name="T2"><text:line-break/></text:span><text:span text:style-name="T3">(optimizer.py)</text:span></text:p>
          </draw:text-box>
        </draw:frame>
        <draw:custom-shape draw:style-name="gr5" draw:text-style-name="P5" draw:layer="layout" svg:width="6.096cm" svg:height="6.096cm" svg:x="0.049cm" svg:y="0.152cm">
          <text:p text:style-name="P1"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3" draw:layer="layout" svg:width="4.825cm" svg:height="1.165cm" svg:x="0.673cm" svg:y="0.238cm">
          <draw:text-box>
            <text:p text:style-name="P1"><text:span text:style-name="T2">GradientAverager</text:span><text:span text:style-name="T2"><text:line-break/></text:span><text:span text:style-name="T4">(grad_averager.py)</text:span></text:p>
          </draw:text-box>
        </draw:frame>
        <draw:frame draw:style-name="gr7" draw:text-style-name="P7" draw:layer="layout" svg:width="5.197cm" svg:height="1.115cm" svg:x="5.286cm" svg:y="4.243cm">
          <draw:text-box>
            <text:p text:style-name="P6"><text:span text:style-name="T2">trains a PyTorch</text:span><text:span text:style-name="T2"><text:line-break/></text:span><text:span text:style-name="T2">module in a </text:span><text:span text:style-name="T2">swarm</text:span></text:p>
          </draw:text-box>
        </draw:frame>
        <draw:frame draw:style-name="gr8" draw:text-style-name="P7" draw:layer="layout" svg:width="4.739cm" svg:height="1.115cm" svg:x="0.685cm" svg:y="1.212cm">
          <draw:text-box>
            <text:p text:style-name="P6"><text:span text:style-name="T5">responsible for aggregating </text:span><text:span text:style-name="T5">gradients</text:span></text:p>
          </draw:text-box>
        </draw:frame>
        <draw:frame draw:style-name="gr9" draw:text-style-name="P3" draw:layer="layout" svg:width="5.886cm" svg:height="1.979cm" svg:x="-0.041cm" svg:y="2.167cm">
          <draw:text-box>
            <text:list text:style-name="L1">
              <text:list-item>
                <text:p text:style-name="P1"><text:span text:style-name="T4">synchronous or </text:span><text:span text:style-name="T4">DPU</text:span></text:p>
              </text:list-item>
              <text:list-item>
                <text:p text:style-name="P8"><text:span text:style-name="T4">error feedback </text:span><text:span text:style-name="T4">modes</text:span></text:p>
              </text:list-item>
              <text:list-item>
                <text:p text:style-name="P8"><text:span text:style-name="T4">custom compression</text:span></text:p>
                <text:p text:style-name="P8"><text:span text:style-name="T4">e.g. PowerSGD</text:span></text:p>
              </text:list-item>
            </text:list>
          </draw:text-box>
        </draw:frame>
        <draw:custom-shape draw:style-name="gr10" draw:text-style-name="P9" draw:layer="layout" svg:width="6.096cm" svg:height="6.096cm" svg:x="0.05cm" svg:y="6.45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" draw:text-style-name="P3" draw:layer="layout" svg:width="6.074cm" svg:height="4.139cm" svg:x="4.702cm" svg:y="5.163cm">
          <draw:text-box>
            <text:list text:style-name="L1">
              <text:list-item>
                <text:p text:style-name="P1"><text:span text:style-name="T4">wraps regular </text:span><text:span text:style-name="T4">Optimizer</text:span></text:p>
              </text:list-item>
              <text:list-item>
                <text:p text:style-name="P1"><text:span text:style-name="T4">uses DHT for </text:span><text:span text:style-name="T4">coordination</text:span></text:p>
              </text:list-item>
              <text:list-item>
                <text:p text:style-name="P10"><text:span text:style-name="T4">uses </text:span><text:span text:style-name="T6">GradientAverager</text:span><text:span text:style-name="T4"> </text:span><text:span text:style-name="T4">to exchange grads with </text:span><text:span text:style-name="T4">peers</text:span></text:p>
              </text:list-item>
              <text:list-item>
                <text:p text:style-name="P1"><text:span text:style-name="T4">uses </text:span><text:span text:style-name="T6">StateAverager</text:span><text:span text:style-name="T4"> for </text:span><text:span text:style-name="T4">params and statistics</text:span></text:p>
              </text:list-item>
              <text:list-item>
                <text:p text:style-name="P8"><text:span text:style-name="T7">counts global batch</text:span><text:span text:style-name="T7"><text:line-break/></text:span><text:span text:style-name="T7">size and epochs in </text:span><text:span text:style-name="T7"><text:line-break/></text:span><text:span text:style-name="T8">ProgressTracker</text:span><text:span text:style-name="T9"> <text:s/></text:span></text:p>
              </text:list-item>
            </text:list>
          </draw:text-box>
        </draw:frame>
        <draw:frame draw:style-name="gr6" draw:text-style-name="P3" draw:layer="layout" svg:width="4.825cm" svg:height="1.165cm" svg:x="0.662cm" svg:y="6.531cm">
          <draw:text-box>
            <text:p text:style-name="P1"><text:span text:style-name="T2">StateAverager</text:span><text:span text:style-name="T2"><text:line-break/></text:span><text:span text:style-name="T4">(state_averager.py)</text:span></text:p>
          </draw:text-box>
        </draw:frame>
        <draw:frame draw:style-name="gr7" draw:text-style-name="P3" draw:layer="layout" svg:width="5.197cm" svg:height="1.979cm" svg:x="0.551cm" svg:y="4.08cm">
          <draw:text-box>
            <text:p text:style-name="P1"><text:span text:style-name="T3">An Optimizer can </text:span><text:span text:style-name="T3">have no </text:span><text:span text:style-name="T3">GradientAverager, </text:span><text:span text:style-name="T3">so</text:span><text:span text:style-name="T3"><text:line-break/></text:span><text:span text:style-name="T3">that it will average</text:span><text:span text:style-name="T3"><text:line-break/></text:span><text:span text:style-name="T3">only parameters</text:span></text:p>
          </draw:text-box>
        </draw:frame>
        <draw:frame draw:style-name="gr12" draw:text-style-name="P7" draw:layer="layout" svg:width="4.967cm" svg:height="1.632cm" svg:x="0.558cm" svg:y="7.613cm">
          <draw:text-box>
            <text:p text:style-name="P6"><text:span text:style-name="T5">keeps parameters</text:span><text:span text:style-name="T5"><text:line-break/></text:span><text:span text:style-name="T5">and optimizer statistics</text:span><text:span text:style-name="T5"><text:line-break/></text:span><text:span text:style-name="T5">weakly synchronized</text:span></text:p>
          </draw:text-box>
        </draw:frame>
        <draw:frame draw:style-name="gr9" draw:text-style-name="P3" draw:layer="layout" svg:width="5.886cm" svg:height="3.275cm" svg:x="-0.021cm" svg:y="9.187cm">
          <draw:text-box>
            <text:list text:style-name="L1">
              <text:list-item>
                <text:p text:style-name="P1"><text:span text:style-name="T4">runs in </text:span><text:span text:style-name="T4">background, </text:span><text:span text:style-name="T4">pushes</text:span><text:span text:style-name="T4"><text:line-break/></text:span><text:span text:style-name="T4">updates in </text:span><text:span text:style-name="T4">optimizer.step</text:span></text:p>
              </text:list-item>
              <text:list-item>
                <text:p text:style-name="P1"><text:span text:style-name="T4">can load the </text:span><text:span text:style-name="T4">state from </text:span><text:span text:style-name="T4">peers to </text:span><text:span text:style-name="T4">synchronize</text:span></text:p>
              </text:list-item>
              <text:list-item>
                <text:p text:style-name="P1"><text:span text:style-name="T10">can support </text:span><text:span text:style-name="T10">asyn-</text:span><text:span text:style-name="T10"><text:line-break/></text:span><text:span text:style-name="T10">chronous </text:span><text:span text:style-name="T7">local </text:span><text:span text:style-name="T7"><text:line-break/></text:span><text:span text:style-name="T7">updates <text:s/></text:span></text:p>
              </text:list-item>
            </text:list>
          </draw:text-box>
        </draw:frame>
        <draw:custom-shape draw:style-name="gr13" draw:text-style-name="P11" draw:layer="layout" svg:width="6.096cm" svg:height="6.096cm" svg:x="9.55cm" svg:y="0.153cm">
          <text:p text:style-name="P1"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3" draw:layer="layout" svg:width="4.825cm" svg:height="1.165cm" svg:x="10.162cm" svg:y="0.239cm">
          <draw:text-box>
            <text:p text:style-name="P1"><text:span text:style-name="T2">ProgressTra</text:span><text:span text:style-name="T2">cker</text:span><text:span text:style-name="T2"><text:line-break/></text:span><text:span text:style-name="T4">(tracker.py)</text:span></text:p>
          </draw:text-box>
        </draw:frame>
        <draw:frame draw:style-name="gr14" draw:text-style-name="P3" draw:layer="layout" svg:width="6.704cm" svg:height="5.003cm" svg:x="9.102cm" svg:y="1.66cm">
          <draw:text-box>
            <text:list text:style-name="L1">
              <text:list-item>
                <text:p text:style-name="P1"><text:span text:style-name="T4">counts global steps</text:span></text:p>
              </text:list-item>
              <text:list-item>
                <text:p text:style-name="P1"><text:span text:style-name="T4">determines if a peer is</text:span><text:span text:style-name="T4"><text:line-break/></text:span><text:span text:style-name="T4">out of sync with the swarm</text:span></text:p>
              </text:list-item>
              <text:list-item>
                <text:p text:style-name="P1"><text:span text:style-name="T4">reports local state to the dht</text:span></text:p>
              </text:list-item>
              <text:list-item>
                <text:p text:style-name="P1"><text:span text:style-name="T4">estimates the swarm size, global batch size</text:span><text:span text:style-name="T7"> and</text:span><text:span text:style-name="T7"><text:line-break/></text:span><text:span text:style-name="T7">training performance</text:span></text:p>
              </text:list-item>
              <text:list-item>
                <text:p text:style-name="P1"><text:span text:style-name="T7">determines when</text:span><text:span text:style-name="T7"><text:line-break/></text:span><text:span text:style-name="T7">to perform the next </text:span><text:span text:style-name="T7"><text:line-break/></text:span><text:span text:style-name="T7">global step</text:span></text:p>
              </text:list-item>
            </text:list>
          </draw:text-box>
        </draw:frame>
        <draw:frame draw:style-name="gr15" draw:text-style-name="P12" draw:layer="layout" svg:width="4.704cm" svg:height="1.115cm" svg:x="10.334cm" svg:y="1.167cm">
          <draw:text-box>
            <text:p><text:span text:style-name="T11">swarm-wide progress</text:span></text:p>
          </draw:text-box>
        </draw:frame>
        <draw:custom-shape draw:style-name="gr16" draw:text-style-name="P13" draw:layer="layout" svg:width="6.096cm" svg:height="6.096cm" svg:x="9.551cm" svg:y="6.454cm">
          <text:p text:style-name="P1"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7" draw:text-style-name="P12" draw:layer="layout" svg:width="3.571cm" svg:height="1.115cm" svg:x="10.803cm" svg:y="6.405cm">
          <draw:text-box>
            <text:p text:style-name="P14"><text:span text:style-name="T12">PyTorch components</text:span></text:p>
          </draw:text-box>
        </draw:frame>
        <draw:frame draw:style-name="gr18" draw:text-style-name="P15" draw:layer="layout" svg:width="6.096cm" svg:height="5.003cm" svg:x="9.564cm" svg:y="7.441cm">
          <draw:text-box>
            <text:p text:style-name="P14"><text:span text:style-name="T8">torch.optim.Optimizer</text:span></text:p>
            <text:p text:style-name="P14"><text:span text:style-name="T13">triggered on either local</text:span><text:span text:style-name="T13"><text:line-break/></text:span><text:span text:style-name="T13">or averaged gradients</text:span></text:p>
            <text:p text:style-name="P14"><text:span text:style-name="T7"><text:line-break/></text:span><text:span text:style-name="T8">torch.optim.LRScheduler</text:span></text:p>
            <text:p text:style-name="P14"><text:span text:style-name="T14">triggered after the swarm accumulates an epoch</text:span></text:p>
            <text:p text:style-name="P14"><text:span text:style-name="T14"/></text:p>
            <text:p text:style-name="P14"><text:span text:style-name="T8">[Hivemind]GradScaler</text:span></text:p>
            <text:p text:style-name="P14"><text:span text:style-name="T9">for torch AMP</text:span><text:span text:style-name="T9"><text:line-break/></text:span><text:span text:style-name="T9">support</text:span></text:p>
          </draw:text-box>
        </draw:frame>
        <presentation:notes draw:style-name="dp2">
          <office:forms form:automatic-focus="false" form:apply-design-mode="false"/>
          <draw:page-thumbnail draw:style-name="gr19" draw:layer="layout" svg:width="14.848cm" svg:height="11.136cm" svg:x="3.075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48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7.257cm" svg:x="1cm" svg:y="2.644cm"/>
      <draw:page-thumbnail draw:layer="backgroundobjects" svg:width="8.999cm" svg:height="7.257cm" svg:x="1cm" svg:y="11.22cm"/>
      <draw:page-thumbnail draw:layer="backgroundobjects" svg:width="8.999cm" svg:height="7.257cm" svg:x="1cm" svg:y="19.796cm"/>
      <draw:page-thumbnail draw:layer="backgroundobjects" svg:width="8.999cm" svg:height="7.257cm" svg:x="11cm" svg:y="2.644cm"/>
      <draw:page-thumbnail draw:layer="backgroundobjects" svg:width="8.999cm" svg:height="7.257cm" svg:x="11cm" svg:y="11.22cm"/>
      <draw:page-thumbnail draw:layer="backgroundobjects" svg:width="8.999cm" svg:height="7.257cm" svg:x="11cm" svg:y="19.796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1T11:48:48.828327165</meta:creation-date>
    <dc:date>2021-11-01T10:01:00.917544278</dc:date>
    <meta:editing-duration>PT10H18M9S</meta:editing-duration>
    <meta:editing-cycles>70</meta:editing-cycles>
    <meta:generator>LibreOffice/6.4.7.2$Linux_X86_64 LibreOffice_project/40$Build-2</meta:generator>
    <meta:document-statistic meta:object-count="46"/>
  </office:meta>
</office:document-meta>
</file>